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P7" style:family="paragraph" style:parent-style-name="Standard">
      <style:text-properties officeooo:rsid="002e9776" officeooo:paragraph-rsid="002e9776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cd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7">https://coderprog.com/aws-development-fundamental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14T17:29:12.600574290</dc:date>
    <meta:editing-duration>PT15M28S</meta:editing-duration>
    <meta:editing-cycles>16</meta:editing-cycles>
    <meta:document-statistic meta:table-count="0" meta:image-count="0" meta:object-count="0" meta:page-count="1" meta:paragraph-count="6" meta:word-count="6" meta:character-count="366" meta:non-whitespace-character-count="366"/>
  </office:meta>
</office:document-meta>
</file>